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 LiGothic Medium" svg:font-family="'Apple LiGothic Medium'"/>
    <style:font-face style:name="Arial2" svg:font-family="Arial"/>
    <style:font-face style:name="DejaVu Sans1" svg:font-family="'DejaVu Sans'"/>
    <style:font-face style:name="Liberation Sans2" svg:font-family="'Liberation Sans'" style:font-family-generic="swiss"/>
    <style:font-face style:name="Arial1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53cm" svg:stroke-color="#666666" draw:marker-start-width="0.279cm" draw:marker-end-width="0.279cm" draw:fill="solid" draw:fill-color="#ffcccc" draw:fill-hatch-solid="false" draw:textarea-horizontal-align="justify" draw:textarea-vertical-align="bottom" draw:auto-grow-height="false" fo:min-height="3.725cm" fo:min-width="0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53cm" svg:stroke-color="#666666" draw:marker-start-width="0.279cm" draw:marker-end-width="0.279cm" draw:fill="solid" draw:fill-color="#ffcccc" draw:fill-hatch-solid="false" draw:textarea-horizontal-align="justify" draw:textarea-vertical-align="bottom" draw:auto-grow-height="false" fo:min-height="1.062cm" fo:min-width="4.78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width="0.053cm" svg:stroke-color="#666666" draw:marker-start-width="0.279cm" draw:marker-end-width="0.279cm" draw:fill="solid" draw:fill-color="#ffcccc" draw:fill-hatch-solid="false" draw:textarea-horizontal-align="justify" draw:textarea-vertical-align="bottom" draw:auto-grow-height="false" fo:min-height="1.062cm" fo:min-width="5.01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81cm" svg:stroke-color="#ff9999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 style:list-style-name="L2">
      <style:graphic-properties draw:stroke="dash" draw:stroke-dash="Fine_20_Dashed" svg:stroke-width="0.05cm" svg:stroke-color="#999999" draw:marker-start-width="0.28cm" draw:marker-end-width="0.28cm" draw:fill="solid" draw:fill-color="#ffffff" draw:textarea-vertical-align="middle" draw:auto-grow-height="false" fo:min-width="0.012cm" fo:padding-top="0.15cm" fo:padding-bottom="0.15cm" fo:padding-left="0.275cm" fo:padding-right="0.275cm"/>
    </style:style>
    <style:style style:name="gr6" style:family="graphic" style:parent-style-name="objectwithoutfill" style:list-style-name="L2">
      <style:graphic-properties draw:stroke="dash" draw:stroke-dash="Fine_20_Dashed" svg:stroke-width="0.05cm" svg:stroke-color="#999999" draw:marker-start-width="0.28cm" draw:marker-end-width="0.28cm" draw:fill="solid" draw:fill-color="#ffffff" draw:textarea-vertical-align="middle" draw:auto-grow-height="false" fo:min-width="0.012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1">
      <style:graphic-properties draw:stroke="none" svg:stroke-width="0.053cm" svg:stroke-color="#666666" draw:marker-start-width="0.279cm" draw:marker-end-width="0.279cm" draw:fill="solid" draw:fill-color="#ffcccc" draw:fill-hatch-solid="false" draw:textarea-horizontal-align="justify" draw:textarea-vertical-align="bottom" draw:auto-grow-height="false" fo:min-height="1.062cm" fo:min-width="4.91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3cm" svg:stroke-color="#666666" draw:marker-start-width="0.279cm" draw:marker-end-width="0.279cm" draw:fill="solid" draw:fill-color="#ffcccc" draw:fill-hatch-solid="false" draw:textarea-horizontal-align="justify" draw:textarea-vertical-align="bottom" draw:auto-grow-height="false" fo:min-height="1.062cm" fo:min-width="4.918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759cm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6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7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9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1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2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3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628cm" fo:min-width="0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532cm" fo:min-width="0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722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666666" draw:marker-start-width="0.279cm" draw:marker-end-width="0.279cm" draw:fill="solid" draw:fill-color="#99cc66" draw:fill-hatch-solid="true" draw:textarea-horizontal-align="justify" draw:textarea-vertical-align="middle" draw:auto-grow-height="false" fo:min-height="0.666cm" fo:min-width="4.97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63" style:family="graphic" style:parent-style-name="objectwithoutfill">
      <style:graphic-properties svg:stroke-width="0.035cm" svg:stroke-color="#c5000b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.391cm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723cm" fo:min-width="0cm" fo:padding-top="0.151cm" fo:padding-bottom="0.151cm" fo:padding-left="0.276cm" fo:padding-right="0.276cm"/>
    </style:style>
    <style:style style:name="gr67" style:family="graphic" style:parent-style-name="objectwithoutfill">
      <style:graphic-properties svg:stroke-width="0.053cm" svg:stroke-color="#00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70" style:family="graphic" style:parent-style-name="objectwithoutfill">
      <style:graphic-properties svg:stroke-width="0.053cm" svg:stroke-color="#c5000b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2" style:family="graphic" style:parent-style-name="objectwithoutfill">
      <style:graphic-properties svg:stroke-width="0.081cm" svg:stroke-color="#c5000b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73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4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5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c9211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7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12cm" fo:padding-top="0.15cm" fo:padding-bottom="0.15cm" fo:padding-left="0.275cm" fo:padding-right="0.275cm"/>
    </style:style>
    <style:style style:name="gr78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c921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80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1" style:family="graphic" style:parent-style-name="standard">
      <style:graphic-properties svg:stroke-width="0.053cm" svg:stroke-color="#666666" draw:marker-start-width="0.279cm" draw:marker-end-width="0.279cm" draw:fill="solid" draw:fill-color="#99cc66" draw:fill-hatch-solid="true" draw:textarea-horizontal-align="justify" draw:textarea-vertical-align="middle" draw:auto-grow-height="false" fo:min-height="0.614cm" fo:min-width="4.918cm" fo:padding-top="0.151cm" fo:padding-bottom="0.151cm" fo:padding-left="0.276cm" fo:padding-right="0.276cm"/>
    </style:style>
    <style:style style:name="gr82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3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6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12cm" fo:padding-top="0.15cm" fo:padding-bottom="0.15cm" fo:padding-left="0.275cm" fo:padding-right="0.275cm"/>
    </style:style>
    <style:style style:name="gr87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12c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35cm" svg:stroke-color="#000000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81cm" svg:stroke-color="#000000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90" style:family="graphic" style:parent-style-name="objectwithoutfill">
      <style:graphic-properties draw:stroke="soli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1" style:family="graphic" style:parent-style-name="objectwithoutfill" style:list-style-name="L2">
      <style:graphic-properties draw:stroke="dash" draw:stroke-dash="Fine_20_Dashed" svg:stroke-width="0.05cm" svg:stroke-color="#999999" draw:marker-start-width="0.28cm" draw:marker-end-width="0.28cm" draw:fill="solid" draw:fill-color="#ffffff" draw:textarea-vertical-align="middle" draw:auto-grow-height="false" fo:min-width="0.012cm" fo:padding-top="0.15cm" fo:padding-bottom="0.15cm" fo:padding-left="0.275cm" fo:padding-right="0.275cm"/>
    </style:style>
    <style:style style:name="gr92" style:family="graphic" style:parent-style-name="objectwithoutfill" style:list-style-name="L2">
      <style:graphic-properties draw:stroke="dash" draw:stroke-dash="Fine_20_Dashed" svg:stroke-width="0.05cm" svg:stroke-color="#999999" draw:marker-start-width="0.28cm" draw:marker-end-width="0.28cm" draw:fill="solid" draw:fill-color="#ffffff" draw:textarea-vertical-align="middle" draw:auto-grow-height="false" fo:min-width="0.012cm" fo:padding-top="0.15cm" fo:padding-bottom="0.15cm" fo:padding-left="0.275cm" fo:padding-right="0.275cm"/>
    </style:style>
    <style:style style:name="gr93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58cm" fo:padding-top="0.15cm" fo:padding-bottom="0.15cm" fo:padding-left="0.275cm" fo:padding-right="0.275cm"/>
    </style:style>
    <style:style style:name="gr94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42cm" fo:padding-top="0.15cm" fo:padding-bottom="0.15cm" fo:padding-left="0.275cm" fo:padding-right="0.275cm"/>
    </style:style>
    <style:style style:name="gr95" style:family="graphic" style:parent-style-name="standard" style:list-style-name="L2">
      <style:graphic-properties draw:stroke="solid" draw:stroke-dash="Dashed_20__28_var_29__20_1" svg:stroke-width="0.05cm" svg:stroke-color="#999999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5cm" fo:padding-top="0.15cm" fo:padding-bottom="0.15cm" fo:padding-left="0.275cm" fo:padding-right="0.275cm"/>
    </style:style>
    <style:style style:name="gr97" style:family="graphic" style:parent-style-name="standard" style:list-style-name="L2">
      <style:graphic-properties draw:stroke="solid" draw:stroke-dash="Dashed_20__28_var_29__20_1" svg:stroke-width="0.05cm" svg:stroke-color="#999999" draw:marker-start-width="0.28cm" draw:marker-end-width="0.28cm" draw:fill-color="#ffffff" draw:textarea-horizontal-align="justify" draw:textarea-vertical-align="middle" draw:auto-grow-height="false" fo:min-height="0cm" fo:min-width="0.012cm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826cm"/>
      <style:paragraph-properties style:writing-mode="lr-tb"/>
    </style:style>
    <style:style style:name="gr9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cccc" draw:fill-hatch-solid="false"/>
      <style:paragraph-properties fo:text-align="center"/>
      <style:text-properties style:font-name="Times New Roman"/>
    </style:style>
    <style:style style:name="P2" style:family="paragraph">
      <style:paragraph-properties fo:text-align="center"/>
      <style:text-properties style:font-name="Times New Roman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="solid" draw:fill-color="#ffcccc" draw:fill-hatch-solid="false"/>
      <style:paragraph-properties fo:text-align="center"/>
      <style:text-properties style:font-name="Times New Roman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cm" fo:margin-right="0cm" fo:text-align="center" fo:text-indent="0cm"/>
      <style:text-properties style:font-name-asian="Droid Sans Fallback" style:font-name-complex="FreeSans1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style:font-name="Times New Roman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tyle="normal" style:font-style-asian="normal" style:font-style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style:font-name-asian="Droid Sans Fallback" style:font-name-complex="FreeSans1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-color="#c9211e"/>
      <style:paragraph-properties fo:margin-left="0cm" fo:margin-right="0cm" fo:text-align="center" fo:text-indent="0cm"/>
      <style:text-properties style:font-name-asian="Droid Sans Fallback" style:font-name-complex="FreeSans1"/>
    </style:style>
    <style:style style:name="P18" style:family="paragraph">
      <loext:graphic-properties draw:fill="solid" draw:fill-color="#99cc66" draw:fill-hatch-solid="true"/>
      <style:paragraph-properties fo:text-align="center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end"/>
      <style:text-properties style:font-name="Times New Roman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Times New Roman" fo:font-style="normal" style:font-style-asian="normal" style:font-style-complex="normal"/>
    </style:style>
    <style:style style:name="P24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-33% 58%"/>
    </style:style>
    <style:style style:name="T3" style:family="text">
      <style:text-properties style:font-name="Times New Roman" fo:font-style="italic" style:font-name-asian="Liberation Sans2" style:font-style-asian="italic" style:font-name-complex="Liberation Sans2" style:font-style-complex="italic"/>
    </style:style>
    <style:style style:name="T4" style:family="text">
      <style:text-properties style:text-position="-33% 58%" style:font-name="Times New Roman" fo:font-style="italic" style:font-name-asian="Liberation Sans2" style:font-style-asian="italic" style:font-name-complex="Liberation Sans2" style:font-style-complex="italic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text-position="-33% 58%" style:font-name="Times New Roman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0.275cm" svg:height="4.027cm" svg:x="26.705cm" svg:y="5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3cm" svg:height="1.364cm" svg:x="19.967cm" svg:y="8.6cm">
          <text:p text:style-name="P2">CWR 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75cm" svg:height="4.027cm" svg:x="19.967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67cm" svg:height="1.364cm" svg:x="7.933cm" svg:y="8.6cm">
          <text:p text:style-name="P4">CWR stat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cm" svg:y1="5.73cm" svg:x2="13.5cm" svg:y2="9.964cm">
          <text:p/>
        </draw:line>
        <draw:custom-shape draw:style-name="gr1" draw:text-style-name="P1" draw:layer="layout" svg:width="0.275cm" svg:height="4.027cm" svg:x="14.268cm" svg:y="5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75cm" svg:height="4.027cm" svg:x="7.933cm" svg:y="5.937cm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cm" svg:y1="3.539cm" svg:x2="8cm" svg:y2="3.539cm">
          <text:p/>
        </draw:line>
        <draw:line draw:style-name="gr6" draw:text-style-name="P6" draw:layer="layout" svg:x1="3.1cm" svg:y1="3.347cm" svg:x2="8cm" svg:y2="3.347cm">
          <text:p/>
        </draw:line>
        <draw:line draw:style-name="gr7" draw:text-style-name="P7" draw:layer="layout" svg:x1="2.465cm" svg:y1="5.2cm" svg:x2="2.465cm" svg:y2="15.2cm">
          <text:p/>
        </draw:line>
        <draw:custom-shape draw:style-name="gr8" draw:text-style-name="P8" draw:layer="layout" svg:width="0.4cm" svg:height="0.2cm" svg:x="2.3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4cm" svg:height="0.2cm" svg:x="2.3cm" svg:y="11.0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4cm" svg:height="0.2cm" svg:x="2.3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772cm" svg:y1="5.748cm" svg:x2="19.772cm" svg:y2="9.964cm">
          <text:p/>
        </draw:line>
        <draw:line draw:style-name="gr4" draw:text-style-name="P5" draw:layer="layout" svg:x1="25.272cm" svg:y1="5.75cm" svg:x2="25.272cm" svg:y2="9.964cm">
          <text:p/>
        </draw:line>
        <draw:custom-shape draw:style-name="gr9" draw:text-style-name="P3" draw:layer="layout" svg:width="5.47cm" svg:height="1.364cm" svg:x="26.701cm" svg:y="8.6cm">
          <text:p text:style-name="P2">CWR stat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7cm" svg:height="1.364cm" svg:x="14.267cm" svg:y="8.6cm">
          <text:p text:style-name="P2">CWR state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.183cm" svg:y1="3.733cm" svg:x2="27.5cm" svg:y2="3.698cm">
          <text:p/>
        </draw:line>
        <draw:frame draw:style-name="gr12" draw:text-style-name="P10" draw:layer="layout" svg:width="1.7cm" svg:height="0.962cm" svg:x="26.203cm" svg:y="3.648cm">
          <draw:text-box>
            <text:p text:style-name="P9"><text:span text:style-name="T1">ti</text:span><text:span text:style-name="T1">me</text:span></text:p>
          </draw:text-box>
        </draw:frame>
        <draw:frame draw:style-name="gr13" draw:text-style-name="P11" draw:layer="layout" svg:width="2.259cm" svg:height="1.105cm" svg:x="5.124cm" svg:y="6.248cm">
          <draw:text-box>
            <text:p text:style-name="P9">RTT<text:span text:style-name="T2">1</text:span></text:p>
          </draw:text-box>
        </draw:frame>
        <draw:custom-shape draw:style-name="gr14" draw:text-style-name="P12" draw:layer="layout" svg:width="0.242cm" svg:height="0.194cm" svg:x="1.183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0.242cm" svg:height="0.194cm" svg:x="1.834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242cm" svg:height="0.194cm" svg:x="2.504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242cm" svg:height="0.194cm" svg:x="3.055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243cm" svg:height="0.194cm" svg:x="3.557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242cm" svg:height="0.194cm" svg:x="4.109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243cm" svg:height="0.194cm" svg:x="6.342cm" svg:y="5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0.242cm" svg:height="0.194cm" svg:x="6.912cm" svg:y="5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242cm" svg:height="0.194cm" svg:x="7.463cm" svg:y="5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42cm" svg:height="0.194cm" svg:x="7.966cm" svg:y="5.7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242cm" svg:height="0.194cm" svg:x="8.517cm" svg:y="5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242cm" svg:height="0.194cm" svg:x="9.086cm" svg:y="5.7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0.242cm" svg:height="0.194cm" svg:x="9.637cm" svg:y="5.7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242cm" svg:height="0.194cm" svg:x="10.242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0.242cm" svg:height="0.194cm" svg:x="10.793cm" svg:y="5.7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242cm" svg:height="0.194cm" svg:x="11.423cm" svg:y="5.7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0.242cm" svg:height="0.194cm" svg:x="11.974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0.242cm" svg:height="0.194cm" svg:x="12.537cm" svg:y="5.74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243cm" svg:height="0.194cm" svg:x="13.088cm" svg:y="5.7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42cm" svg:height="0.194cm" svg:x="13.65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6" draw:layer="layout" svg:width="1.8cm" svg:height="1.105cm" svg:x="14.1cm" svg:y="10.2cm">
          <draw:text-box>
            <text:p text:style-name="P15"><text:span text:style-name="T3">α</text:span><text:span text:style-name="T4">1</text:span><text:span text:style-name="T5">W</text:span><text:span text:style-name="T6">1</text:span></text:p>
          </draw:text-box>
        </draw:frame>
        <draw:custom-shape draw:style-name="gr35" draw:text-style-name="P17" draw:layer="layout" svg:width="0.242cm" svg:height="0.194cm" svg:x="26.701cm" svg:y="5.74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12" draw:layer="layout" svg:width="0.242cm" svg:height="0.194cm" svg:x="26.107cm" svg:y="5.7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2" draw:layer="layout" svg:width="0.242cm" svg:height="0.194cm" svg:x="25.437cm" svg:y="5.74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8" draw:text-style-name="P17" draw:layer="layout" svg:width="0.242cm" svg:height="0.194cm" svg:x="24.886cm" svg:y="5.7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2" draw:layer="layout" svg:width="0.243cm" svg:height="0.194cm" svg:x="24.382cm" svg:y="5.74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0" draw:text-style-name="P17" draw:layer="layout" svg:width="0.242cm" svg:height="0.194cm" svg:x="23.832cm" svg:y="5.7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7" draw:layer="layout" svg:width="0.242cm" svg:height="0.194cm" svg:x="23.263cm" svg:y="5.7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7" draw:layer="layout" svg:width="0.242cm" svg:height="0.194cm" svg:x="22.712cm" svg:y="5.7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14" draw:layer="layout" svg:width="0.242cm" svg:height="0.194cm" svg:x="22.15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13" draw:layer="layout" svg:width="0.243cm" svg:height="0.194cm" svg:x="21.597cm" svg:y="5.74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14" draw:layer="layout" svg:width="0.242cm" svg:height="0.194cm" svg:x="21.029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14" draw:layer="layout" svg:width="0.242cm" svg:height="0.194cm" svg:x="20.478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14" draw:layer="layout" svg:width="0.242cm" svg:height="0.194cm" svg:x="19.975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13" draw:layer="layout" svg:width="0.242cm" svg:height="0.194cm" svg:x="19.424cm" svg:y="5.74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9" draw:text-style-name="P14" draw:layer="layout" svg:width="0.242cm" svg:height="0.194cm" svg:x="18.855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14" draw:layer="layout" svg:width="0.242cm" svg:height="0.194cm" svg:x="18.304cm" svg:y="5.7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13" draw:layer="layout" svg:width="0.242cm" svg:height="0.194cm" svg:x="17.699cm" svg:y="5.74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2" draw:text-style-name="P14" draw:layer="layout" svg:width="0.242cm" svg:height="0.194cm" svg:x="17.148cm" svg:y="5.7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14" draw:layer="layout" svg:width="0.242cm" svg:height="0.194cm" svg:x="16.518cm" svg:y="5.7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13" draw:layer="layout" svg:width="0.242cm" svg:height="0.194cm" svg:x="15.967cm" svg:y="5.74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5" draw:text-style-name="P14" draw:layer="layout" svg:width="0.242cm" svg:height="0.194cm" svg:x="15.404cm" svg:y="5.7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14" draw:layer="layout" svg:width="0.243cm" svg:height="0.194cm" svg:x="14.851cm" svg:y="5.7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7" draw:text-style-name="P14" draw:layer="layout" svg:width="0.242cm" svg:height="0.194cm" svg:x="14.283cm" svg:y="5.74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8" draw:text-style-name="P5" draw:layer="layout" svg:width="0.4cm" svg:height="5.2cm" draw:transform="rotate (-1.5707963267949) translate (9.4cm 6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9" draw:text-style-name="P5" draw:layer="layout" svg:width="0.4cm" svg:height="5.1cm" draw:transform="rotate (-1.5707963267949) translate (14.7cm 6.001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0" draw:text-style-name="P5" draw:layer="layout" svg:width="0.4cm" svg:height="5.3cm" draw:transform="rotate (-1.5707963267949) translate (20.2cm 6.002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1" draw:text-style-name="P18" draw:layer="layout" svg:width="5.47cm" svg:height="0.916cm" svg:x="4.033cm" svg:y="7.3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5.47cm" svg:height="0.916cm" svg:x="9.433cm" svg:y="7.3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5.47cm" svg:height="0.916cm" svg:x="14.833cm" svg:y="7.348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2.259cm" svg:height="1.105cm" svg:x="10.525cm" svg:y="6.248cm">
          <draw:text-box>
            <text:p text:style-name="P9">RTT<text:span text:style-name="T2">2</text:span></text:p>
          </draw:text-box>
        </draw:frame>
        <draw:frame draw:style-name="gr62" draw:text-style-name="P11" draw:layer="layout" svg:width="2.259cm" svg:height="1.105cm" svg:x="15.926cm" svg:y="6.248cm">
          <draw:text-box>
            <text:p text:style-name="P9">RTT<text:span text:style-name="T2">3</text:span></text:p>
          </draw:text-box>
        </draw:frame>
        <draw:frame draw:style-name="gr62" draw:text-style-name="P11" draw:layer="layout" svg:width="2.259cm" svg:height="1.105cm" svg:x="21.427cm" svg:y="6.248cm">
          <draw:text-box>
            <text:p text:style-name="P9">RTT<text:span text:style-name="T2">4</text:span></text:p>
          </draw:text-box>
        </draw:frame>
        <draw:custom-shape draw:style-name="gr61" draw:text-style-name="P18" draw:layer="layout" svg:width="5.47cm" svg:height="0.916cm" svg:x="20.233cm" svg:y="7.348cm">
          <text:p/>
          <draw:enhanced-geometry svg:viewBox="0 0 21600 21600" draw:type="rectangle" draw:enhanced-path="M 0 0 L 21600 0 21600 21600 0 21600 0 0 Z N"/>
        </draw:custom-shape>
        <draw:line draw:style-name="gr63" draw:text-style-name="P5" draw:layer="layout" svg:x1="5.5cm" svg:y1="3.743cm" svg:x2="8cm" svg:y2="5.7cm">
          <text:p/>
        </draw:line>
        <draw:frame draw:style-name="gr64" draw:text-style-name="P20" draw:layer="layout" svg:width="1.328cm" svg:height="1.352cm" svg:x="9cm" svg:y="4.4cm">
          <draw:text-box>
            <text:p text:style-name="P19">...</text:p>
          </draw:text-box>
        </draw:frame>
        <draw:frame draw:style-name="gr65" draw:text-style-name="P21" draw:layer="layout" svg:width="1.022cm" svg:height="1.105cm" svg:x="9.409cm" svg:y="7.201cm">
          <draw:text-box>
            <text:p><text:span text:style-name="T3">α</text:span><text:span text:style-name="T4">1</text:span></text:p>
          </draw:text-box>
        </draw:frame>
        <draw:frame draw:style-name="gr65" draw:text-style-name="P21" draw:layer="layout" svg:width="1.022cm" svg:height="1.105cm" svg:x="14.709cm" svg:y="7.202cm">
          <draw:text-box>
            <text:p><text:span text:style-name="T3">α</text:span><text:span text:style-name="T4">2</text:span></text:p>
          </draw:text-box>
        </draw:frame>
        <draw:frame draw:style-name="gr65" draw:text-style-name="P21" draw:layer="layout" svg:width="1.022cm" svg:height="1.105cm" svg:x="20.209cm" svg:y="7.203cm">
          <draw:text-box>
            <text:p><text:span text:style-name="T3">α</text:span><text:span text:style-name="T4">3</text:span></text:p>
          </draw:text-box>
        </draw:frame>
        <draw:custom-shape draw:style-name="gr60" draw:text-style-name="P5" draw:layer="layout" svg:width="0.4cm" svg:height="5.3cm" draw:transform="rotate (-1.5707963267949) translate (25.7cm 6.009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2" draw:text-style-name="P11" draw:layer="layout" svg:width="2.259cm" svg:height="1.105cm" svg:x="-0.177cm" svg:y="6.253cm">
          <draw:text-box>
            <text:p text:style-name="P9">RTT<text:span text:style-name="T2">0</text:span></text:p>
          </draw:text-box>
        </draw:frame>
        <draw:custom-shape draw:style-name="gr66" draw:text-style-name="P5" draw:layer="layout" svg:width="0.4cm" svg:height="5.301cm" draw:transform="rotate (-1.5707963267949) translate (4cm 6.005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21" draw:layer="layout" svg:width="1.022cm" svg:height="1.105cm" svg:x="3.909cm" svg:y="7.202cm">
          <draw:text-box>
            <text:p><text:span text:style-name="T3">α</text:span><text:span text:style-name="T4">0</text:span></text:p>
          </draw:text-box>
        </draw:frame>
        <draw:path draw:style-name="gr67" draw:text-style-name="P5" draw:layer="layout" svg:width="0.799cm" svg:height="2.805cm" draw:transform="rotate (-1.5707963267949) translate (9.6cm 6.447cm)" svg:viewBox="0 0 800 2806" svg:d="M0 2806c600 0-247-2796 800-2806">
          <text:p/>
        </draw:path>
        <draw:path draw:style-name="gr67" draw:text-style-name="P5" draw:layer="layout" svg:width="0.799cm" svg:height="2.859cm" draw:transform="rotate (-1.5707963267949) translate (15cm 6.434cm)" svg:viewBox="0 0 800 2860" svg:d="M0 2860c600 0-247-2850 800-2860">
          <text:p/>
        </draw:path>
        <draw:path draw:style-name="gr67" draw:text-style-name="P5" draw:layer="layout" svg:width="0.799cm" svg:height="2.849cm" draw:transform="rotate (-1.5707963267949) translate (20.4cm 6.421cm)" svg:viewBox="0 0 800 2850" svg:d="M0 2850c600 0-247-2840 800-2850">
          <text:p/>
        </draw:path>
        <draw:frame draw:style-name="gr68" draw:text-style-name="P16" draw:layer="layout" svg:width="1.8cm" svg:height="1.105cm" svg:x="7.6cm" svg:y="10.101cm">
          <draw:text-box>
            <text:p text:style-name="P15"><text:span text:style-name="T3">α</text:span><text:span text:style-name="T4">0</text:span><text:span text:style-name="T5">W</text:span><text:span text:style-name="T6">0</text:span></text:p>
          </draw:text-box>
        </draw:frame>
        <draw:frame draw:style-name="gr69" draw:text-style-name="P16" draw:layer="layout" svg:width="1.8cm" svg:height="1.105cm" svg:x="19.9cm" svg:y="11.301cm">
          <draw:text-box>
            <text:p text:style-name="P15"><text:span text:style-name="T3">α</text:span><text:span text:style-name="T4">2</text:span><text:span text:style-name="T5">W</text:span><text:span text:style-name="T6">2</text:span></text:p>
          </draw:text-box>
        </draw:frame>
        <draw:path draw:style-name="gr67" draw:text-style-name="P5" draw:layer="layout" svg:width="0.799cm" svg:height="2.846cm" draw:transform="rotate (-1.5707963267949) translate (25.9cm 6.421cm)" svg:viewBox="0 0 800 2847" svg:d="M0 2847c600 0-247-2837 800-2847">
          <text:p/>
        </draw:path>
        <draw:custom-shape draw:style-name="gr61" draw:text-style-name="P18" draw:layer="layout" svg:width="5.47cm" svg:height="0.916cm" svg:x="25.707cm" svg:y="7.348cm">
          <text:p/>
          <draw:enhanced-geometry svg:viewBox="0 0 21600 21600" draw:type="rectangle" draw:enhanced-path="M 0 0 L 21600 0 21600 21600 0 21600 0 0 Z N"/>
        </draw:custom-shape>
        <draw:frame draw:style-name="gr65" draw:text-style-name="P21" draw:layer="layout" svg:width="1.022cm" svg:height="1.105cm" svg:x="25.609cm" svg:y="7.204cm">
          <draw:text-box>
            <text:p><text:span text:style-name="T3">α</text:span><text:span text:style-name="T4">4</text:span></text:p>
          </draw:text-box>
        </draw:frame>
        <draw:path draw:style-name="gr70" draw:text-style-name="P5" draw:layer="layout" svg:width="4.433cm" svg:height="2.71cm" svg:x="15.533cm" svg:y="7.689cm" svg:viewBox="0 0 4434 2711" svg:d="M0 23c4694 0 4204-457 4434 2688">
          <text:p/>
        </draw:path>
        <draw:path draw:style-name="gr70" draw:text-style-name="P5" draw:layer="layout" svg:width="4.01cm" svg:height="2.71cm" svg:x="10.2cm" svg:y="7.673cm" svg:viewBox="0 0 4011 2711" svg:d="M0 23c4246 0 3803-457 4011 2688">
          <text:p/>
        </draw:path>
        <draw:path draw:style-name="gr70" draw:text-style-name="P5" draw:layer="layout" svg:width="3.056cm" svg:height="2.71cm" svg:x="4.8cm" svg:y="7.656cm" svg:viewBox="0 0 3057 2711" svg:d="M0 23c3236 0 2898-457 3057 2688">
          <text:p/>
        </draw:path>
        <draw:path draw:style-name="gr70" draw:text-style-name="P5" draw:layer="layout" svg:width="0.371cm" svg:height="2.699cm" svg:x="26.3cm" svg:y="7.7cm" svg:viewBox="0 0 372 2700" svg:d="M0 0c400 309 200 564 372 2700">
          <text:p/>
        </draw:path>
        <draw:frame draw:style-name="gr71" draw:text-style-name="P16" draw:layer="layout" svg:width="1.852cm" svg:height="1.105cm" svg:x="26.448cm" svg:y="13.3cm">
          <draw:text-box>
            <text:p text:style-name="P15"><text:span text:style-name="T3">α</text:span><text:span text:style-name="T4">4</text:span><text:span text:style-name="T5">W</text:span><text:span text:style-name="T6">4</text:span></text:p>
          </draw:text-box>
        </draw:frame>
        <draw:line draw:style-name="gr72" draw:text-style-name="P5" draw:layer="layout" svg:x1="2.5cm" svg:y1="5.1cm" svg:x2="5.5cm" svg:y2="3.8cm">
          <text:p/>
        </draw:line>
        <draw:custom-shape draw:style-name="gr73" draw:text-style-name="P12" draw:layer="layout" svg:width="0.242cm" svg:height="0.194cm" svg:x="4.679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2" draw:layer="layout" svg:width="0.242cm" svg:height="0.194cm" svg:x="5.23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3" draw:layer="layout" svg:width="0.242cm" svg:height="0.194cm" svg:x="5.792cm" svg:y="5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layout" svg:width="0.521cm" svg:height="0.194cm" svg:x="5.179cm" svg:y="3.34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0.562cm" svg:height="0.194cm" svg:x="5.73cm" svg:y="3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4" draw:layer="layout" svg:width="0.508cm" svg:height="0.194cm" svg:x="6.328cm" svg:y="3.343cm">
          <text:p/>
          <draw:enhanced-geometry svg:viewBox="0 0 21600 21600" draw:type="rectangle" draw:enhanced-path="M 0 0 L 21600 0 21600 21600 0 21600 0 0 Z N"/>
        </draw:custom-shape>
        <draw:frame draw:style-name="gr79" draw:text-style-name="P10" draw:layer="layout" svg:width="9.93cm" svg:height="0.962cm" svg:x="9.966cm" svg:y="4.7cm">
          <draw:text-box>
            <text:p text:style-name="P9"><text:span text:style-name="T1">E</text:span><text:span text:style-name="T1">C</text:span><text:span text:style-name="T1">N</text:span><text:span text:style-name="T1"> </text:span><text:span text:style-name="T1">f</text:span><text:span text:style-name="T1">e</text:span><text:span text:style-name="T1">e</text:span><text:span text:style-name="T1">d</text:span><text:span text:style-name="T1">b</text:span><text:span text:style-name="T1">a</text:span><text:span text:style-name="T1">c</text:span><text:span text:style-name="T1">k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n</text:span><text:span text:style-name="T1">d</text:span><text:span text:style-name="T1">e</text:span><text:span text:style-name="T1">r</text:span></text:p>
          </draw:text-box>
        </draw:frame>
        <draw:frame draw:style-name="gr79" draw:text-style-name="P10" draw:layer="layout" svg:width="17.77cm" svg:height="0.962cm" svg:x="8cm" svg:y="2.9cm">
          <draw:text-box>
            <text:p text:style-name="P9"><text:span text:style-name="T1">snap</text:span><text:span text:style-name="T1">shot </text:span><text:span text:style-name="T1">of a </text:span><text:span text:style-name="T1">few </text:span><text:span text:style-name="T1">ECN</text:span><text:span text:style-name="T1">-</text:span><text:span text:style-name="T1">mark</text:span><text:span text:style-name="T1">ed </text:span><text:span text:style-name="T1">data </text:span><text:span text:style-name="T1">pack</text:span><text:span text:style-name="T1">ets </text:span><text:span text:style-name="T1">arriv</text:span><text:span text:style-name="T1">ing </text:span><text:span text:style-name="T1">at </text:span><text:span text:style-name="T1">the </text:span><text:span text:style-name="T1">recei</text:span><text:span text:style-name="T1">ver</text:span></text:p>
          </draw:text-box>
        </draw:frame>
        <draw:path draw:style-name="gr67" draw:text-style-name="P5" draw:layer="layout" svg:width="0.799cm" svg:height="2.849cm" draw:transform="rotate (-1.5707963267949) translate (4.2cm 6.434cm)" svg:viewBox="0 0 800 2850" svg:d="M0 2850c600 0-247-2840 800-2850">
          <text:p/>
        </draw:path>
        <draw:custom-shape draw:style-name="gr80" draw:text-style-name="P12" draw:layer="layout" svg:width="0.242cm" svg:height="0.194cm" svg:x="27.258cm" svg:y="5.74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1" draw:text-style-name="P18" draw:layer="layout" svg:width="5.47cm" svg:height="0.916cm" svg:x="-1.467cm" svg:y="7.34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242cm" svg:height="0.194cm" svg:x="0.583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2" draw:layer="layout" svg:width="0.242cm" svg:height="0.194cm" svg:x="-0.017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84" draw:text-style-name="P7" draw:layer="layout" svg:width="27.885cm" svg:height="4.708cm" draw:transform="rotate (0.0267035375555132) translate (-5.6843418860808E-017cm 11.2cm)" svg:viewBox="0 0 27886 4709" draw:points="0,0 7902,25 7899,125 14203,93 14195,393 19898,345 19844,2345 26548,2310 26484,4709 27886,4646">
          <text:p/>
        </draw:polyline>
        <draw:frame draw:style-name="gr64" draw:text-style-name="P20" draw:layer="layout" svg:width="1.328cm" svg:height="1.352cm" svg:x="5.1cm" svg:y="4.5cm">
          <draw:text-box>
            <text:p text:style-name="P19">...</text:p>
          </draw:text-box>
        </draw:frame>
        <draw:line draw:style-name="gr7" draw:text-style-name="P7" draw:layer="layout" svg:x1="19.9cm" svg:y1="13.4cm" svg:x2="19.9cm" svg:y2="15.2cm">
          <text:p/>
        </draw:line>
        <draw:line draw:style-name="gr85" draw:text-style-name="P7" draw:layer="layout" svg:x1="2.465cm" svg:y1="14.7cm" svg:x2="19.9cm" svg:y2="14.7cm">
          <text:p/>
        </draw:line>
        <draw:frame draw:style-name="gr79" draw:text-style-name="P10" draw:layer="layout" svg:width="9.413cm" svg:height="0.962cm" svg:x="10.277cm" svg:y="13.82cm">
          <draw:text-box>
            <text:p text:style-name="P9"><text:span text:style-name="T1">lag before full congestion </text:span><text:span text:style-name="T1">response</text:span></text:p>
          </draw:text-box>
        </draw:frame>
        <draw:custom-shape draw:style-name="gr86" draw:text-style-name="P12" draw:layer="layout" svg:width="0.562cm" svg:height="0.194cm" svg:x="4.63cm" svg:y="3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2" draw:layer="layout" svg:width="0.562cm" svg:height="0.194cm" svg:x="4.13cm" svg:y="3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0.4cm" svg:height="5.3cm" draw:transform="rotate (-1.5707963267949) translate (31.1cm 6.01cm)">
          <text:p/>
          <draw:enhanced-geometry svg:viewBox="0 0 21600 21600" draw:glue-points="0 0 0 21600 21600 10800" draw:text-areas="0 ?f9 7800 ?f10" draw:type="right-brace" draw:modifiers="1800 10853.9900018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2" draw:text-style-name="P11" draw:layer="layout" svg:width="2.259cm" svg:height="1.105cm" svg:x="26.928cm" svg:y="6.249cm">
          <draw:text-box>
            <text:p text:style-name="P9">RTT<text:span text:style-name="T2">5</text:span></text:p>
          </draw:text-box>
        </draw:frame>
        <draw:line draw:style-name="gr88" draw:text-style-name="P5" draw:layer="layout" svg:x1="6.081cm" svg:y1="3.737cm" svg:x2="8.6cm" svg:y2="5.7cm">
          <text:p/>
        </draw:line>
        <draw:line draw:style-name="gr89" draw:text-style-name="P5" draw:layer="layout" svg:x1="3.081cm" svg:y1="5.094cm" svg:x2="6.081cm" svg:y2="3.794cm">
          <text:p/>
        </draw:line>
        <draw:line draw:style-name="gr63" draw:text-style-name="P5" draw:layer="layout" svg:x1="6.662cm" svg:y1="3.731cm" svg:x2="9.2cm" svg:y2="5.7cm">
          <text:p/>
        </draw:line>
        <draw:line draw:style-name="gr72" draw:text-style-name="P5" draw:layer="layout" svg:x1="3.662cm" svg:y1="5.088cm" svg:x2="6.662cm" svg:y2="3.788cm">
          <text:p/>
        </draw:line>
        <draw:line draw:style-name="gr88" draw:text-style-name="P5" draw:layer="layout" svg:x1="4.862cm" svg:y1="3.731cm" svg:x2="7.5cm" svg:y2="5.7cm">
          <text:p/>
        </draw:line>
        <draw:line draw:style-name="gr89" draw:text-style-name="P5" draw:layer="layout" svg:x1="1.862cm" svg:y1="5.088cm" svg:x2="4.862cm" svg:y2="3.788cm">
          <text:p/>
        </draw:line>
        <draw:line draw:style-name="gr88" draw:text-style-name="P5" draw:layer="layout" svg:x1="4.243cm" svg:y1="3.725cm" svg:x2="6.912cm" svg:y2="5.7cm">
          <text:p/>
        </draw:line>
        <draw:line draw:style-name="gr89" draw:text-style-name="P5" draw:layer="layout" svg:x1="1.243cm" svg:y1="5.082cm" svg:x2="4.243cm" svg:y2="3.782cm">
          <text:p/>
        </draw:line>
        <draw:line draw:style-name="gr90" draw:text-style-name="P7" draw:layer="layout" svg:x1="2.5cm" svg:y1="5.1cm" svg:x2="3.645cm" svg:y2="4.6cm">
          <text:p/>
        </draw:line>
        <draw:line draw:style-name="gr90" draw:text-style-name="P7" draw:layer="layout" svg:x1="3.657cm" svg:y1="5.1cm" svg:x2="4.802cm" svg:y2="4.6cm">
          <text:p/>
        </draw:line>
        <draw:line draw:style-name="gr91" draw:text-style-name="P6" draw:layer="layout" svg:x1="0.4cm" svg:y1="5.122cm" svg:x2="5.3cm" svg:y2="5.122cm">
          <text:p/>
        </draw:line>
        <draw:line draw:style-name="gr92" draw:text-style-name="P6" draw:layer="layout" svg:x1="0.4cm" svg:y1="4.93cm" svg:x2="5.3cm" svg:y2="4.93cm">
          <text:p/>
        </draw:line>
        <draw:custom-shape draw:style-name="gr93" draw:text-style-name="P12" draw:layer="layout" svg:width="0.608cm" svg:height="0.194cm" svg:x="2.464cm" svg:y="4.9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2" draw:layer="layout" svg:width="0.592cm" svg:height="0.194cm" svg:x="3.072cm" svg:y="4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3" draw:layer="layout" svg:width="0.544cm" svg:height="0.194cm" svg:x="3.664cm" svg:y="4.92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0.6cm" svg:height="0.194cm" svg:x="1.864cm" svg:y="4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0.562cm" svg:height="0.194cm" svg:x="1.302cm" svg:y="4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23" draw:layer="layout" svg:width="3.326cm" svg:height="1.657cm" svg:x="23.3cm" svg:y="13.8cm">
          <draw:text-box>
            <text:p text:style-name="P22"><text:span text:style-name="T1">lagged</text:span><text:span text:style-name="T1"><text:line-break/></text:span><text:span text:style-name="T1">undershoot</text:span></text:p>
          </draw:text-box>
        </draw:frame>
        <draw:frame draw:style-name="gr98" draw:text-style-name="P23" draw:layer="layout" svg:width="3.355cm" svg:height="1.657cm" svg:x="3.274cm" svg:y="10.221cm">
          <draw:text-box>
            <text:p text:style-name="P22"><text:span text:style-name="T1">congestion</text:span><text:span text:style-name="T1"><text:line-break/></text:span><text:span text:style-name="T1">window, </text:span><text:span text:style-name="T7">W</text:span></text:p>
          </draw:text-box>
        </draw:frame>
        <presentation:notes draw:style-name="dp2">
          <draw:page-thumbnail draw:style-name="gr99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 LiGothic Medium" svg:font-family="'Apple LiGothic Medium'"/>
    <style:font-face style:name="Arial2" svg:font-family="Arial"/>
    <style:font-face style:name="DejaVu Sans1" svg:font-family="'DejaVu Sans'"/>
    <style:font-face style:name="Liberation Sans2" svg:font-family="'Liberation Sans'" style:font-family-generic="swiss"/>
    <style:font-face style:name="Arial1" svg:font-family="Arial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27T23:49:09.801555037</meta:creation-date>
    <dc:date>2020-11-28T12:58:59.649713068</dc:date>
    <dc:creator>Bob Briscoe</dc:creator>
    <meta:editing-duration>PT1H51M11S</meta:editing-duration>
    <meta:editing-cycles>21</meta:editing-cycles>
    <meta:generator>LibreOffice/6.4.6.2$Linux_X86_64 LibreOffice_project/40$Build-2</meta:generator>
    <meta:printed-by>Bob Briscoe</meta:printed-by>
    <meta:print-date>2020-11-28T12:50:28.793573961</meta:print-date>
    <meta:document-statistic meta:object-count="161"/>
  </office:meta>
</office:document-meta>
</file>